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4256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098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3" table:default-cell-style-name="ce3"/>
        <table:table-column table:style-name="co3" table:default-cell-style-name="ce3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/>
          <table:table-cell table:style-name="ce2" office:value-type="string" table:number-columns-spanned="3" table:number-rows-spanned="1">
            <text:p>Temperatures</text:p>
          </table:table-cell>
          <table:covered-table-cell table:number-columns-repeated="2"/>
          <table:table-cell table:style-name="ce2" office:value-type="string">
            <text:p>Flags</text:p>
          </table:table-cell>
          <table:table-cell table:number-columns-repeated="1019"/>
        </table:table-row>
        <table:table-row table:style-name="ro1">
          <table:table-cell office:value-type="string">
            <text:p>Zone Valve Open</text:p>
          </table:table-cell>
          <table:table-cell office:value-type="string">
            <text:p>Collector</text:p>
          </table:table-cell>
          <table:table-cell office:value-type="string">
            <text:p>Tank1 Top</text:p>
          </table:table-cell>
          <table:table-cell office:value-type="string">
            <text:p>Tank2 Top</text:p>
          </table:table-cell>
          <table:table-cell office:value-type="string">
            <text:p>ZV</text:p>
          </table:table-cell>
          <table:table-cell office:value-type="string">
            <text:p>ActiveZone</text:p>
          </table:table-cell>
          <table:table-cell office:value-type="string">
            <text:p>EnabledZone</text:p>
          </table:table-cell>
          <table:table-cell table:style-name="ce5" office:value-type="string">
            <text:p>Clock</text:p>
          </table:table-cell>
          <table:table-cell table:number-columns-repeated="1016"/>
        </table:table-row>
        <table:table-row table:style-name="ro1">
          <table:table-cell office:value-type="string">
            <text:p>Dump Flag</text:p>
          </table:table-cell>
          <table:table-cell office:value-type="string">
            <text:p>Turn On</text:p>
          </table:table-cell>
          <table:table-cell office:value-type="string">
            <text:p>Tank1 Avg</text:p>
          </table:table-cell>
          <table:table-cell office:value-type="string">
            <text:p>Tank2 Avg</text:p>
          </table:table-cell>
          <table:table-cell office:value-type="string">
            <text:p>DF</text:p>
          </table:table-cell>
          <table:table-cell table:style-name="ce4" office:value-type="string" table:number-columns-spanned="2" table:number-rows-spanned="1">
            <text:p>Zone Valves</text:p>
          </table:table-cell>
          <table:covered-table-cell/>
          <table:table-cell table:number-columns-repeated="1017"/>
        </table:table-row>
        <table:table-row table:style-name="ro1">
          <table:table-cell office:value-type="string">
            <text:p>Heat Enabled</text:p>
          </table:table-cell>
          <table:table-cell office:value-type="string">
            <text:p>Dump</text:p>
          </table:table-cell>
          <table:table-cell office:value-type="string">
            <text:p>Tank1 Bot</text:p>
          </table:table-cell>
          <table:table-cell office:value-type="string">
            <text:p>Tank2 Bot</text:p>
          </table:table-cell>
          <table:table-cell office:value-type="string">
            <text:p>HE</text:p>
          </table:table-cell>
          <table:table-cell table:number-columns-repeated="1019"/>
        </table:table-row>
        <table:table-row table:style-name="ro1">
          <table:table-cell office:value-type="string">
            <text:p>Clock</text:p>
          </table:table-cell>
          <table:table-cell table:number-columns-repeated="1023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12/03/2009</text:date>, <text:time>10:1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Hollabaugh</meta:initial-creator>
    <meta:creation-date>2009-12-03T08:07:29.02</meta:creation-date>
    <dc:date>2009-12-03T10:19:44.02</dc:date>
    <dc:creator>Richard Hollabaugh</dc:creator>
    <meta:editing-duration>PT01H56M50S</meta:editing-duration>
    <meta:editing-cycles>6</meta:editing-cycles>
    <meta:generator>OpenOffice.org/3.0$Win32 OpenOffice.org_project/300m15$Build-9379</meta:generator>
    <meta:printed-by>Richard Hollabaugh</meta:printed-by>
    <meta:print-date>2009-12-03T10:06:09.37</meta:print-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